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45a5" officeooo:paragraph-rsid="000945a5"/>
    </style:style>
    <style:style style:name="P2" style:family="paragraph" style:parent-style-name="Standard">
      <style:text-properties officeooo:rsid="0009f2a2" officeooo:paragraph-rsid="0009f2a2"/>
    </style:style>
    <style:style style:name="P3" style:family="paragraph" style:parent-style-name="Standard">
      <style:text-properties fo:font-weight="bold" officeooo:rsid="000945a5" officeooo:paragraph-rsid="000945a5" style:font-weight-asian="bold" style:font-weight-complex="bold"/>
    </style:style>
    <style:style style:name="P4" style:family="paragraph" style:parent-style-name="Standard">
      <style:text-properties fo:font-weight="bold" officeooo:rsid="0009f2a2" officeooo:paragraph-rsid="0009f2a2" style:font-weight-asian="bold" style:font-weight-complex="bold"/>
    </style:style>
    <style:style style:name="P5" style:family="paragraph" style:parent-style-name="Standard">
      <style:text-properties fo:font-weight="bold" officeooo:rsid="000e0861" officeooo:paragraph-rsid="000e0861" style:font-weight-asian="bold" style:font-weight-complex="bold"/>
    </style:style>
    <style:style style:name="P6" style:family="paragraph" style:parent-style-name="Standard">
      <style:text-properties fo:font-weight="bold" officeooo:rsid="000dc0a2" officeooo:paragraph-rsid="000dc0a2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officeooo:rsid="000945a5" officeooo:paragraph-rsid="000945a5" style:font-size-asian="18pt" style:font-style-asian="italic" style:font-weight-asian="bold" style:font-size-complex="18pt" style:font-style-complex="italic" style:font-weight-complex="bold"/>
    </style:style>
    <style:style style:name="P8" style:family="paragraph" style:parent-style-name="Standard">
      <style:text-properties officeooo:rsid="000dc0a2" officeooo:paragraph-rsid="000dc0a2"/>
    </style:style>
    <style:style style:name="P9" style:family="paragraph" style:parent-style-name="Standard">
      <style:text-properties officeooo:rsid="000e0861" officeooo:paragraph-rsid="000e0861"/>
    </style:style>
    <style:style style:name="P10" style:family="paragraph" style:parent-style-name="Standard">
      <style:text-properties fo:font-style="italic" officeooo:rsid="000e0861" officeooo:paragraph-rsid="000e0861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0861" style:font-weight-asian="bold" style:font-weight-complex="bold"/>
    </style:style>
    <style:style style:name="T3" style:family="text">
      <style:text-properties officeooo:rsid="000e0861"/>
    </style:style>
    <style:style style:name="T4" style:family="text">
      <style:text-properties officeooo:rsid="000945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ulas de Comandos Básicos no Terminal Linux </text:p>
      <text:p text:style-name="P7"/>
      <text:p text:style-name="P1"/>
      <text:p text:style-name="P1"><text:span text:style-name="T1">PWD = </text:span><text:s/>Indica local onde pasta esta localizada “CAMINHO”</text:p>
      <text:p text:style-name="P1"/>
      <text:p text:style-name="P1"><text:span text:style-name="T1">CD = </text:span>Entrar e Sair de uma Pasta </text:p>
      <text:p text:style-name="P1"/>
      <text:p text:style-name="P1"><text:span text:style-name="T1">CD/ = </text:span>Entra diretório raiz</text:p>
      <text:p text:style-name="P1"/>
      <text:p text:style-name="P1"><text:span text:style-name="T1">LS = </text:span>Lista conteúdos</text:p>
      <text:p text:style-name="P1"/>
      <text:p text:style-name="P1"><text:span text:style-name="T1">CD .. =</text:span> Volta ao diretório anterior</text:p>
      <text:p text:style-name="P1"/>
      <text:p text:style-name="P1"><text:span text:style-name="T1">CD ../../ = </text:span>Volta 2 diretórios anteriores</text:p>
      <text:p text:style-name="P1"/>
      <text:p text:style-name="P1"><text:span text:style-name="T1">OBS :</text:span> <text:s/>Ao digitar início do comando + TAB, autocompleta o comando desejado</text:p>
      <text:p text:style-name="P3"/>
      <text:p text:style-name="P1"><text:span text:style-name="T1">CLEAR =</text:span> Limpa tela terminal</text:p>
      <text:p text:style-name="P1"/>
      <text:p text:style-name="P1"><text:span text:style-name="T1">MKDIR =</text:span> Cria uma pasta Exemplo : <text:s text:c="4"/>mkdir nome da pasta</text:p>
      <text:p text:style-name="P3"/>
      <text:p text:style-name="P1"><text:span text:style-name="T1">ECHO =</text:span> Escreve comando na tela, “como se fosse print ou console.log”</text:p>
      <text:p text:style-name="P1"/>
      <text:p text:style-name="P3">Exemplo :</text:p>
      <text:p text:style-name="P1"/>
      <text:p text:style-name="P1"><text:span text:style-name="T1">ECHO</text:span> mensagem &gt; nome arquivo.tipo</text:p>
      <text:p text:style-name="P1"><text:tab/>direciona mensagem para arquivo desejado</text:p>
      <text:p text:style-name="P1"/>
      <text:p text:style-name="P1"><text:span text:style-name="T1">CAT = </text:span>Mostar mensagem criado no comando ECHO</text:p>
      <text:p text:style-name="P1"><text:tab/><text:span text:style-name="T3">cat</text:span> nome arquivo.tipo arquivo</text:p>
      <text:p text:style-name="P9"><text:span text:style-name="T1">MORE </text:span>= <text:span text:style-name="T4">Mostar mensagem criado no comando ECHO</text:span></text:p>
      <text:p text:style-name="P9"><text:tab/>more <text:span text:style-name="T4">nome arquivo.tipo arquivo</text:span></text:p>
      <text:p text:style-name="P1"/>
      <text:p text:style-name="P1"><text:span text:style-name="T1">GEDIT=</text:span> ABRE O EDITOR <text:s/>e Mostar mensagem criado no comando ECHO</text:p>
      <text:p text:style-name="P1"><text:tab/><text:span text:style-name="T3">gedit</text:span> <text:s/>nome arquivo.tipoarquivo</text:p>
      <text:p text:style-name="P1"/>
      <text:p text:style-name="P1"><text:span text:style-name="T1">CP = </text:span>Copia arquivo e cola em no local desejado</text:p>
      <text:p text:style-name="P1"><text:tab/><text:span text:style-name="T3">cp</text:span> nome pasta/nome arquivo nova pasta/local/.</text:p>
      <text:p text:style-name="P1"><text:tab/>/. finaliza comando</text:p>
      <text:p text:style-name="P1"/>
      <text:p text:style-name="P2"><text:span text:style-name="T1">MV =</text:span> Renomear nome arquivo</text:p>
      <text:p text:style-name="P2"><text:tab/><text:span text:style-name="T3">mv</text:span> nome arquivo.tipo novo nome arquivo.tipo</text:p>
      <text:p text:style-name="P1"><text:tab/></text:p>
      <text:p text:style-name="P2"><text:span text:style-name="T1">MV = </text:span>Mover arquivo de localizada</text:p>
      <text:p text:style-name="P2"><text:tab/>Fora do diretório o MV torna-se mover</text:p>
      <text:p text:style-name="P2"><text:tab/><text:span text:style-name="T3">mv</text:span> nome pasta/nome arquivo nova pasta</text:p>
      <text:p text:style-name="P2"><text:tab/>OBS: Copia e Cola</text:p>
      <text:p text:style-name="P4"/>
      <text:p text:style-name="P2"><text:span text:style-name="T1">RM =</text:span> Apagar arquivo</text:p>
      <text:p text:style-name="P2"><text:tab/><text:span text:style-name="T3">rm </text:span>nome arquivo</text:p>
      <text:p text:style-name="P4"/>
      <text:p text:style-name="P2"><text:soft-page-break/><text:span text:style-name="T1">RM <text:s/>-RF =</text:span> Apagar Pasta</text:p>
      <text:p text:style-name="P2"><text:tab/><text:span text:style-name="T3">rm -rf </text:span>nome pasta</text:p>
      <text:p text:style-name="P2"/>
      <text:p text:style-name="P6"><text:tab/><text:tab/><text:tab/><text:tab/>CHMOD X CHOWN</text:p>
      <text:p text:style-name="P8"><text:span text:style-name="T1">CHMOD </text:span>= Altera dono do arquivo</text:p>
      <text:p text:style-name="P8"><text:span text:style-name="T1">CHOWN</text:span> = Altera permissões ao arquivo</text:p>
      <text:p text:style-name="P8"/>
      <text:p text:style-name="P6">Valores de permissões :</text:p>
      <text:p text:style-name="P6">4 = leitura do arquivo</text:p>
      <text:p text:style-name="P6">2 = escrita no arquivo</text:p>
      <text:p text:style-name="P6">1 = executar arquivo</text:p>
      <text:p text:style-name="P6">-------------------------</text:p>
      <text:p text:style-name="P6">7 permissão total</text:p>
      <text:p text:style-name="P8"/>
      <text:p text:style-name="P6"><text:s text:c="6"/>7 <text:tab/> <text:s/><text:tab/> <text:s text:c="3"/>7<text:tab/> <text:s/><text:tab/> <text:s text:c="2"/>7 </text:p>
      <text:p text:style-name="P6"><text:s text:c="3"/>rwx<text:tab/><text:tab/> <text:s/>rwx<text:tab/><text:tab/> rwx</text:p>
      <text:p text:style-name="P6">4+2+1 <text:s text:c="11"/>4+2+1 <text:s text:c="12"/>4+2+1</text:p>
      <text:p text:style-name="P8"><text:span text:style-name="T1">Dono <text:s text:c="13"/>Grupo <text:s text:c="9"/>Usuário</text:span><text:tab/><text:tab/><text:tab/></text:p>
      <text:p text:style-name="P8"/>
      <text:p text:style-name="P8"><text:span text:style-name="T2">ls -l </text:span>= lista com detalhes a pasta</text:p>
      <text:p text:style-name="P8"><text:span text:style-name="T2">ls -lh </text:span>= lista com detalhes e unidades de medidas</text:p>
      <text:p text:style-name="P8"/>
      <text:p text:style-name="P8"><text:span text:style-name="T1">- </text:span>= arquivo</text:p>
      <text:p text:style-name="P8"><text:span text:style-name="T1">d</text:span> = diretórios</text:p>
      <text:p text:style-name="P8"><text:span text:style-name="T1">R </text:span>= <text:s/>leitura de arquivo</text:p>
      <text:p text:style-name="P8"><text:span text:style-name="T1">W</text:span> = escrita no arquivo</text:p>
      <text:p text:style-name="P8"><text:span text:style-name="T1">X</text:span> = <text:s/>executar o arquivo<text:tab/></text:p>
      <text:p text:style-name="P8"/>
      <text:p text:style-name="P6">Exemplos </text:p>
      <text:p text:style-name="P8"/>
      <text:p text:style-name="P9"><text:span text:style-name="T1">r-x</text:span> <text:s/>= não tem permissão a escrita no arquivo</text:p>
      <text:p text:style-name="P9"><text:span text:style-name="T1">r-- </text:span><text:s/>= somente leitura</text:p>
      <text:p text:style-name="P9"/>
      <text:p text:style-name="P5">Alterar permissão do Arquivo</text:p>
      <text:p text:style-name="P5">Comando: </text:p>
      <text:p text:style-name="P5"/>
      <text:p text:style-name="P9">chmod 777 nome arquivo.tipo arquivo , <text:s/>acesso permissão total </text:p>
      <text:p text:style-name="P9"/>
      <text:p text:style-name="P5">Mudar Dono Arquivo</text:p>
      <text:p text:style-name="P5"/>
      <text:p text:style-name="P10">Lembrando que ROOT administrador do arquivos e diretórios do sistema e deve iniciar com <text:span text:style-name="T1">SUDO</text:span></text:p>
      <text:p text:style-name="P9"/>
      <text:p text:style-name="P9"><text:span text:style-name="T1">sudo</text:span> chown root:root nome arquivo.tipo arquivo</text:p>
      <text:p text:style-name="P9"/>
      <text:p text:style-name="P5">Voltar o Dono do Arquivo</text:p>
      <text:p text:style-name="P9"/>
      <text:p text:style-name="P9"><text:span text:style-name="T1">sudo</text:span> chown usuário dono:usuário dono <text:s/>nome arquivo.tipo arquivo</text:p>
      <text:p text:style-name="P9"/>
      <text:p text:style-name="P5">Apagar Arquivos e Diretórios</text:p>
      <text:p text:style-name="P9"/>
      <text:p text:style-name="P9">rm * = apagar arquivos</text:p>
      <text:p text:style-name="P9">rm -rf * = apagar diretórios/pasta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2T14:46:23.734542603</meta:creation-date>
    <dc:date>2023-12-13T13:36:37.229000000</dc:date>
    <meta:editing-duration>PT16M41S</meta:editing-duration>
    <meta:editing-cycles>8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68" meta:word-count="375" meta:character-count="2210" meta:non-whitespace-character-count="1787"/>
  </office:meta>
</office:document-meta>
</file>